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12D0000004CD9865387F3B1C5C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ea90"/>
    </style:style>
    <style:style style:name="P4" style:family="paragraph" style:parent-style-name="Footer">
      <style:paragraph-properties fo:text-align="center" style:justify-single-word="false"/>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paragraph-rsid="025e69f4"/>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2720e23"/>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rsid="025d0d9e" officeooo:paragraph-rsid="02720e23"/>
    </style:style>
    <style:style style:name="P17" style:family="paragraph" style:parent-style-name="Text_20_body">
      <style:paragraph-properties fo:margin-top="0cm" fo:margin-bottom="0cm" style:contextual-spacing="false"/>
      <style:text-properties officeooo:paragraph-rsid="02720e23"/>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05170"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e8c13"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3"><text:s/>16.1.2 Editors - Dope Sheet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6"/>
      <table:table table:name="Tabelle11" table:style-name="Tabelle11">
        <table:table-column table:style-name="Tabelle11.A"/>
        <table:table-row table:style-name="TableLine2479402900256">
          <table:table-cell table:style-name="Tabelle11.A1" office:value-type="string">
            <text:h text:style-name="P14" text:outline-level="1"><text:bookmark-start text:name="__RefHeading___Toc204_1017461327"/>Q<text:span text:style-name="T6">uick Menu</text:span><text:bookmark-end text:name="__RefHeading___Toc204_1017461327"/></text:h>
          </table:table-cell>
        </table:table-row>
      </table:table>
      <text:p text:style-name="P2"><draw:frame draw:style-name="fr2" draw:name="Bild1" text:anchor-type="paragraph" svg:y="0.669cm" svg:width="5.099cm" svg:height="1.289cm" draw:z-index="0"><draw:image xlink:href="Pictures/100002010000012D0000004CD9865387F3B1C5C5.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9">. </text:span>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8"><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5"><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5"/>
      <text:p text:style-name="P5"><text:soft-page-break/></text:p>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5">Removing is as simple as adding. Right click at the operators in the Quick menu, and choose Remove from Quick favorites.</text:p>
      <text:p text:style-name="P7"/>
      <text:h text:style-name="Heading_20_2" text:outline-level="2"><text:bookmark-start text:name="__RefHeading___Toc214_1017461327"/>Context<text:span text:style-name="T8">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0517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e8c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6</text:span><text:span text:style-name="MT1">.1.</text:span><text:span text:style-name="MT4">2</text:span><text:span text:style-name="MT1"> Editors - </text:span><text:span text:style-name="MT5">Dope Sheet</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6M10S</meta:editing-duration>
    <meta:editing-cycles>564</meta:editing-cycles>
    <meta:generator>LibreOffice/7.0.4.2$Windows_X86_64 LibreOffice_project/dcf040e67528d9187c66b2379df5ea4407429775</meta:generator>
    <dc:date>2021-05-31T12:51:23.859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